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Základnítext" style:family="paragraph">
      <style:paragraph-properties fo:line-height="100%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2/2021<text:bookmark-end text:name="Text14"/></text:p>
            <text:p text:style-name="Normální">KVOP-35447/2021<text:bookmark-end text:name="Text2"/></text:p>
            <text:p text:style-name="Normální"><text:bookmark-start text:name="Text6"/>17. 08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A. M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ý pane inženýre,</text:p>
      <text:p text:style-name="P19">dne<text:s/>16.<text:s/>srpna 2021<text:s/>byla<text:s/>do Kanceláře veřejného ochránce práv<text:s/>(dále též „KVOP“)<text:s/>doručena Vaše žádost podle zákona<text:s/>č. 106/1999 Sb.,<text:s/>o svobodném přístupu<text:s/>k informacím,<text:s/>ve znění pozdějších předpisů, kterou žádáte<text:s/>poskytnutí seznamu všech návrhů na zahájení kárného řízení ve smyslu §8 odst. 3 písm. c) zákona 7/2002 Sb., které byly KVOP podány za období působení Mgr. Anny Šabatové, Ph.D. a JUDr. Stanislava Křečka ve funkci zástupce veřejného ochránce práv.</text:p>
      <text:p text:style-name="P20">V době, kdy funkci veřejné ochránkyně práv vykonávala Mgr. Anna Šabatová, Ph. D., <text:s text:c="10"/></text:p>
      <text:p text:style-name="P21">a jejím zástupcem byl JUDr. Stanislav Křeček, byl podán jeden návrh na zahájení<text:s/>kárného řízení<text:s/>podle § 8 odst. 3 písm. c) zákona č. 7/2002 Sb.,<text:s/>o řízení ve věcech soudců, státních zástupců a soudních exekutorů, ve znění pozdějších předpisů (naše sp. zn. SZD-3/2017, 4/2017). Věc projednal kárný senát Nejvyššího správního soudu pod sp. zn. 11 Kss 1/2017.</text:p>
      <text:p text:style-name="Základnítext">S pozdravem</text:p>
      <text:p text:style-name="podpis"/>
      <text:p text:style-name="podpis"/>
      <text:p text:style-name="podpis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MDDY*</text:span>*KVOPX00BMDDY*</text:p>
        <text:p text:style-name="P12"><text:span text:style-name="T13">KVOPX00BMDDY</text:span>KVOPX00BMDDY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8-19T09:11:00Z</meta:creation-date>
    <dc:date>2021-08-19T09:12:00Z</dc:date>
    <meta:print-date>2021-08-17T12:03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83" meta:character-count="1261" meta:row-count="9" meta:non-whitespace-character-count="1080"/>
  </office:meta>
</office:document-meta>
</file>